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0cca" officeooo:paragraph-rsid="00190cca"/>
    </style:style>
    <style:style style:name="P2" style:family="paragraph" style:parent-style-name="Standard">
      <style:text-properties officeooo:rsid="00190cca" officeooo:paragraph-rsid="001a3f19"/>
    </style:style>
    <style:style style:name="P3" style:family="paragraph" style:parent-style-name="Standard">
      <style:text-properties officeooo:rsid="001a3f19" officeooo:paragraph-rsid="001a3f19"/>
    </style:style>
    <style:style style:name="P4" style:family="paragraph" style:parent-style-name="Standard">
      <style:text-properties style:font-name="Arial" fo:font-size="16pt" fo:font-weight="bold" officeooo:rsid="00190cca" officeooo:paragraph-rsid="00190cca" style:font-size-asian="16pt" style:font-weight-asian="bold" style:font-size-complex="16pt" style:font-weight-complex="bold"/>
    </style:style>
    <style:style style:name="T1" style:family="text">
      <style:text-properties officeooo:rsid="001a3f19"/>
    </style:style>
    <style:style style:name="T2" style:family="text">
      <style:text-properties officeooo:rsid="001b3af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3afc" style:font-weight-asian="bold" style:font-weight-complex="bold"/>
    </style:style>
    <style:style style:name="T5" style:family="text">
      <style:text-properties fo:font-weight="bold" officeooo:rsid="001a3f19" style:font-weight-asian="bold" style:font-weight-complex="bold"/>
    </style:style>
    <style:style style:name="T6" style:family="text">
      <style:text-properties style:font-name="Arial" fo:font-weight="bold" style:font-weight-asian="bold" style:font-weight-complex="bold"/>
    </style:style>
    <style:style style:name="T7" style:family="text">
      <style:text-properties style:font-name="Arial" fo:font-weight="bold" officeooo:rsid="001b3afc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örteckning personrelaterade uppgifter</text:p>
      <text:p text:style-name="P1"/>
      <text:p text:style-name="P1"/>
      <text:p text:style-name="P1"><text:span text:style-name="T2">Enda uppgifter som förs vidare är löneuppgifter till bank och skatteverk.</text:span></text:p>
      <text:p text:style-name="P1">Borttag sker med underhållsfunktioner.</text:p>
      <text:p text:style-name="P1">Autentisering på användarnivå. </text:p>
      <text:p text:style-name="P1"/>
      <text:p text:style-name="P1"/>
      <text:p text:style-name="P1"/>
      <text:p text:style-name="P1"><text:span text:style-name="T6">Uppgift</text:span><text:tab/><text:tab/><text:tab/><text:tab/><text:span text:style-name="T7">Anledning</text:span></text:p>
      <text:p text:style-name="P1"><text:tab/></text:p>
      <text:p text:style-name="P1"><text:span text:style-name="T3">Användare av systemet</text:span><text:tab/><text:tab/><text:span text:style-name="T1">Varje användare är unik i systemet</text:span><text:tab/><text:tab/><text:tab/></text:p>
      <text:p text:style-name="P1">- namn<text:tab/><text:tab/><text:tab/><text:tab/><text:tab/></text:p>
      <text:p text:style-name="P1">- email</text:p>
      <text:p text:style-name="P1">- telefon</text:p>
      <text:p text:style-name="P1">- adress</text:p>
      <text:p text:style-name="P1">- postnummer</text:p>
      <text:p text:style-name="P1">- ort</text:p>
      <text:p text:style-name="P1">- land</text:p>
      <text:p text:style-name="P1">- landkod</text:p>
      <text:p text:style-name="P1">- kommentar</text:p>
      <text:p text:style-name="P1">- organisation</text:p>
      <text:p text:style-name="P1"/>
      <text:p text:style-name="P1"/>
      <text:p text:style-name="P1"/>
      <text:p text:style-name="P1"><text:span text:style-name="T5">Kontaktuppgift hos k</text:span><text:span text:style-name="T3">und</text:span><text:tab/><text:tab/><text:span text:style-name="T1">Nödvändigt för kontakt med kund </text:span></text:p>
      <text:p text:style-name="P1">- <text:span text:style-name="T1">namn</text:span></text:p>
      <text:p text:style-name="P1">- <text:span text:style-name="T1">email</text:span></text:p>
      <text:p text:style-name="P1">- <text:span text:style-name="T1">telefon</text:span></text:p>
      <text:p text:style-name="P2">- <text:span text:style-name="T1">adress</text:span></text:p>
      <text:p text:style-name="P2">- <text:span text:style-name="T1">postnummer</text:span></text:p>
      <text:p text:style-name="P2">- <text:span text:style-name="T1">ort</text:span></text:p>
      <text:p text:style-name="P2">- <text:span text:style-name="T1">land</text:span></text:p>
      <text:p text:style-name="P2">- <text:span text:style-name="T1">kommentar</text:span></text:p>
      <text:p text:style-name="P2"/>
      <text:p text:style-name="P2"/>
      <text:p text:style-name="P2"/>
      <text:p text:style-name="P3"><text:span text:style-name="T3">Kontaktuppgift hos leverantör</text:span><text:tab/>Nödvändigt för kontakt med leverantör<text:tab/></text:p>
      <text:p text:style-name="P2">- <text:span text:style-name="T1">namn</text:span></text:p>
      <text:p text:style-name="P2">- <text:span text:style-name="T1">email</text:span></text:p>
      <text:p text:style-name="P2">- <text:span text:style-name="T1">telefon</text:span></text:p>
      <text:p text:style-name="P2">- <text:span text:style-name="T1">adress</text:span></text:p>
      <text:p text:style-name="P2">- <text:span text:style-name="T1">postnummer</text:span></text:p>
      <text:p text:style-name="P2">- <text:span text:style-name="T1">ort</text:span></text:p>
      <text:p text:style-name="P2">- <text:span text:style-name="T1">land</text:span></text:p>
      <text:p text:style-name="P2">- <text:span text:style-name="T1">kommentar</text:span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5">Uppgift över anställd<text:tab/></text:span><text:span text:style-name="T1"><text:tab/>Uppgifter nödvändiga för löneutbetalning och <text:tab/><text:tab/></text:span></text:p>
      <text:p text:style-name="P2">- <text:span text:style-name="T1">namn<text:tab/><text:tab/><text:tab/><text:tab/><text:tab/> skatteredovisning</text:span></text:p>
      <text:p text:style-name="P2">- <text:span text:style-name="T1">personnummer/födelseår</text:span></text:p>
      <text:p text:style-name="P2">- <text:span text:style-name="T1">anställningsperiod</text:span></text:p>
      <text:p text:style-name="P2">- <text:span text:style-name="T1">lönetyp/lön</text:span></text:p>
      <text:p text:style-name="P2">- <text:span text:style-name="T1">skattetabell/skattekolumn</text:span></text:p>
      <text:p text:style-name="P2">- <text:span text:style-name="T1">clearingnummer</text:span></text:p>
      <text:p text:style-name="P2">- <text:span text:style-name="T1">bankkonto</text:span></text:p>
      <text:p text:style-name="P2">- <text:span text:style-name="T1">email</text:span></text:p>
      <text:p text:style-name="P2">- <text:span text:style-name="T1">telefon</text:span></text:p>
      <text:p text:style-name="P2">- <text:span text:style-name="T1">adress</text:span></text:p>
      <text:p text:style-name="P2">- <text:span text:style-name="T1">postnummer</text:span></text:p>
      <text:p text:style-name="P2">- <text:span text:style-name="T1">ort</text:span></text:p>
      <text:p text:style-name="P2">- <text:span text:style-name="T1">land</text:span></text:p>
      <text:p text:style-name="P2">- <text:span text:style-name="T1">kommentar<text:tab/><text:tab/><text:tab/><text:tab/><text:tab/></text:span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8:48:11.927000000</meta:creation-date>
    <dc:date>2018-05-08T19:15:25.079000000</dc:date>
    <meta:editing-duration>PT6M2S</meta:editing-duration>
    <meta:editing-cycles>1</meta:editing-cycles>
    <meta:generator>LibreOffice/5.4.3.2$Windows_x86 LibreOffice_project/92a7159f7e4af62137622921e809f8546db437e5</meta:generator>
    <meta:document-statistic meta:table-count="0" meta:image-count="0" meta:object-count="0" meta:page-count="2" meta:paragraph-count="50" meta:word-count="137" meta:character-count="881" meta:non-whitespace-character-count="760"/>
  </office:meta>
</office:document-meta>
</file>